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5.533cm"/>
    </style:style>
    <style:style style:name="co5" style:family="table-column">
      <style:table-column-properties fo:break-before="auto" style:column-width="3.515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Annee</text:p>
          </table:table-cell>
          <table:table-cell office:value-type="string">
            <text:p>Region</text:p>
          </table:table-cell>
          <table:table-cell office:value-type="string">
            <text:p>id_departement</text:p>
          </table:table-cell>
          <table:table-cell office:value-type="string">
            <text:p>Departement</text:p>
          </table:table-cell>
          <table:table-cell office:value-type="string">
            <text:p>Cultures</text:p>
          </table:table-cell>
          <table:table-cell office:value-type="string">
            <text:p>Surfaces certifiées bio</text:p>
          </table:table-cell>
          <table:table-cell office:value-type="string">
            <text:p>Surfaces C1</text:p>
          </table:table-cell>
          <table:table-cell office:value-type="string">
            <text:p>Surfaces C2</text:p>
          </table:table-cell>
          <table:table-cell office:value-type="string">
            <text:p>Surfaces C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Autres</text:p>
          </table:table-cell>
          <table:table-cell office:value-type="float" office:value="426.23">
            <text:p>426,23</text:p>
          </table:table-cell>
          <table:table-cell office:value-type="float" office:value="64.72">
            <text:p>64,72</text:p>
          </table:table-cell>
          <table:table-cell office:value-type="float" office:value="36.53">
            <text:p>36,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éréales</text:p>
          </table:table-cell>
          <table:table-cell office:value-type="float" office:value="748.9">
            <text:p>748,9</text:p>
          </table:table-cell>
          <table:table-cell office:value-type="float" office:value="62.52">
            <text:p>62,52</text:p>
          </table:table-cell>
          <table:table-cell office:value-type="float" office:value="106.51">
            <text:p>106,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ultures fourragères</text:p>
          </table:table-cell>
          <table:table-cell office:value-type="float" office:value="1656.36">
            <text:p>1656,36</text:p>
          </table:table-cell>
          <table:table-cell office:value-type="float" office:value="213.5">
            <text:p>213,5</text:p>
          </table:table-cell>
          <table:table-cell office:value-type="float" office:value="174.06">
            <text:p>174,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Fruits</text:p>
          </table:table-cell>
          <table:table-cell office:value-type="float" office:value="364.1">
            <text:p>364,1</text:p>
          </table:table-cell>
          <table:table-cell office:value-type="float" office:value="34.67">
            <text:p>34,67</text:p>
          </table:table-cell>
          <table:table-cell office:value-type="float" office:value="32.71">
            <text:p>32,71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frais</text:p>
          </table:table-cell>
          <table:table-cell office:value-type="float" office:value="39.65">
            <text:p>39,65</text:p>
          </table:table-cell>
          <table:table-cell office:value-type="float" office:value="2.33">
            <text:p>2,33</text:p>
          </table:table-cell>
          <table:table-cell office:value-type="float" office:value="2.07">
            <text:p>2,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secs</text:p>
          </table:table-cell>
          <table:table-cell office:value-type="float" office:value="7.21">
            <text:p>7,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Oléagineux</text:p>
          </table:table-cell>
          <table:table-cell office:value-type="float" office:value="254.96">
            <text:p>254,96</text:p>
          </table:table-cell>
          <table:table-cell office:value-type="float" office:value="33.88">
            <text:p>33,88</text:p>
          </table:table-cell>
          <table:table-cell office:value-type="float" office:value="6.28">
            <text:p>6,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PAM</text:p>
          </table:table-cell>
          <table:table-cell office:value-type="float" office:value="7.1">
            <text:p>7,1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rotéagineux</text:p>
          </table:table-cell>
          <table:table-cell office:value-type="float" office:value="30.29">
            <text:p>30,29</text:p>
          </table:table-cell>
          <table:table-cell office:value-type="float" office:value="11.78">
            <text:p>11,78</text:p>
          </table:table-cell>
          <table:table-cell office:value-type="float" office:value="4.11">
            <text:p>4,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STH</text:p>
          </table:table-cell>
          <table:table-cell office:value-type="float" office:value="1945.36">
            <text:p>1945,36</text:p>
          </table:table-cell>
          <table:table-cell office:value-type="float" office:value="155.22">
            <text:p>155,22</text:p>
          </table:table-cell>
          <table:table-cell office:value-type="float" office:value="193.89">
            <text:p>193,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Vigne</text:p>
          </table:table-cell>
          <table:table-cell office:value-type="float" office:value="302.62">
            <text:p>302,62</text:p>
          </table:table-cell>
          <table:table-cell office:value-type="float" office:value="88.3">
            <text:p>88,3</text:p>
          </table:table-cell>
          <table:table-cell office:value-type="float" office:value="183.09">
            <text:p>183,0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Autres</text:p>
          </table:table-cell>
          <table:table-cell office:value-type="float" office:value="412.33">
            <text:p>412,33</text:p>
          </table:table-cell>
          <table:table-cell office:value-type="float" office:value="54.11">
            <text:p>54,11</text:p>
          </table:table-cell>
          <table:table-cell office:value-type="float" office:value="31.11">
            <text:p>31,11</text:p>
          </table:table-cell>
          <table:table-cell office:value-type="float" office:value="14.83">
            <text:p>14,8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éréales</text:p>
          </table:table-cell>
          <table:table-cell office:value-type="float" office:value="306.56">
            <text:p>306,56</text:p>
          </table:table-cell>
          <table:table-cell office:value-type="float" office:value="3.31">
            <text:p>3,31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ultures fourragères</text:p>
          </table:table-cell>
          <table:table-cell office:value-type="float" office:value="102.04">
            <text:p>102,04</text:p>
          </table:table-cell>
          <table:table-cell office:value-type="float" office:value="0.62">
            <text:p>0,62</text:p>
          </table:table-cell>
          <table:table-cell office:value-type="float" office:value="43.49">
            <text:p>43,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Fruits</text:p>
          </table:table-cell>
          <table:table-cell office:value-type="float" office:value="182.31">
            <text:p>182,31</text:p>
          </table:table-cell>
          <table:table-cell office:value-type="float" office:value="51.96">
            <text:p>51,96</text:p>
          </table:table-cell>
          <table:table-cell office:value-type="float" office:value="29.7">
            <text:p>29,7</text:p>
          </table:table-cell>
          <table:table-cell office:value-type="float" office:value="18.61">
            <text:p>18,6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frais</text:p>
          </table:table-cell>
          <table:table-cell office:value-type="float" office:value="61.86">
            <text:p>61,86</text:p>
          </table:table-cell>
          <table:table-cell office:value-type="float" office:value="1.35">
            <text:p>1,35</text:p>
          </table:table-cell>
          <table:table-cell office:value-type="float" office:value="1.34">
            <text:p>1,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secs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Oléagineux</text:p>
          </table:table-cell>
          <table:table-cell office:value-type="float" office:value="167.21">
            <text:p>167,21</text:p>
          </table:table-cell>
          <table:table-cell office:value-type="float" office:value="0">
            <text:p>0</text:p>
          </table:table-cell>
          <table:table-cell office:value-type="float" office:value="4.27">
            <text:p>4,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PAM</text:p>
          </table:table-cell>
          <table:table-cell office:value-type="float" office:value="2.18">
            <text:p>2,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rotéagineux</text:p>
          </table:table-cell>
          <table:table-cell office:value-type="float" office:value="39.81">
            <text:p>39,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STH</text:p>
          </table:table-cell>
          <table:table-cell office:value-type="float" office:value="1075.5">
            <text:p>1075,5</text:p>
          </table:table-cell>
          <table:table-cell office:value-type="float" office:value="271.38">
            <text:p>271,38</text:p>
          </table:table-cell>
          <table:table-cell office:value-type="float" office:value="8.24">
            <text:p>8,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Vigne</text:p>
          </table:table-cell>
          <table:table-cell office:value-type="float" office:value="1718">
            <text:p>1718</text:p>
          </table:table-cell>
          <table:table-cell office:value-type="float" office:value="582.9">
            <text:p>582,9</text:p>
          </table:table-cell>
          <table:table-cell office:value-type="float" office:value="334.44">
            <text:p>334,44</text:p>
          </table:table-cell>
          <table:table-cell office:value-type="float" office:value="146.17">
            <text:p>146,1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Autres</text:p>
          </table:table-cell>
          <table:table-cell office:value-type="float" office:value="478.87">
            <text:p>478,87</text:p>
          </table:table-cell>
          <table:table-cell office:value-type="float" office:value="45.14">
            <text:p>45,14</text:p>
          </table:table-cell>
          <table:table-cell office:value-type="float" office:value="17.21">
            <text:p>17,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éréales</text:p>
          </table:table-cell>
          <table:table-cell office:value-type="float" office:value="850.66">
            <text:p>850,66</text:p>
          </table:table-cell>
          <table:table-cell office:value-type="float" office:value="36.46">
            <text:p>36,4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ultures fourragères</text:p>
          </table:table-cell>
          <table:table-cell office:value-type="float" office:value="205.59">
            <text:p>205,59</text:p>
          </table:table-cell>
          <table:table-cell office:value-type="float" office:value="46.29">
            <text:p>46,29</text:p>
          </table:table-cell>
          <table:table-cell office:value-type="float" office:value="9.06">
            <text:p>9,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Fruits</text:p>
          </table:table-cell>
          <table:table-cell office:value-type="float" office:value="38.61">
            <text:p>38,61</text:p>
          </table:table-cell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frais</text:p>
          </table:table-cell>
          <table:table-cell office:value-type="float" office:value="599.68">
            <text:p>599,68</text:p>
          </table:table-cell>
          <table:table-cell office:value-type="float" office:value="3.47">
            <text:p>3,47</text:p>
          </table:table-cell>
          <table:table-cell office:value-type="float" office:value="1.34">
            <text:p>1,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Oléagineux</text:p>
          </table:table-cell>
          <table:table-cell office:value-type="float" office:value="320.65">
            <text:p>320,65</text:p>
          </table:table-cell>
          <table:table-cell office:value-type="float" office:value="26.9">
            <text:p>26,9</text:p>
          </table:table-cell>
          <table:table-cell office:value-type="float" office:value="20.38">
            <text:p>20,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PAM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rotéagineux</text:p>
          </table:table-cell>
          <table:table-cell office:value-type="float" office:value="78.25">
            <text:p>78,25</text:p>
          </table:table-cell>
          <table:table-cell office:value-type="float" office:value="8.49">
            <text:p>8,49</text:p>
          </table:table-cell>
          <table:table-cell office:value-type="float" office:value="6.37">
            <text:p>6,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STH</text:p>
          </table:table-cell>
          <table:table-cell office:value-type="float" office:value="120.76">
            <text:p>120,76</text:p>
          </table:table-cell>
          <table:table-cell office:value-type="float" office:value="15.08">
            <text:p>15,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Vigne</text:p>
          </table:table-cell>
          <table:table-cell office:value-type="float" office:value="20.78">
            <text:p>20,78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Autres</text:p>
          </table:table-cell>
          <table:table-cell office:value-type="float" office:value="1092.88">
            <text:p>1092,88</text:p>
          </table:table-cell>
          <table:table-cell office:value-type="float" office:value="69.66">
            <text:p>69,66</text:p>
          </table:table-cell>
          <table:table-cell office:value-type="float" office:value="32.38">
            <text:p>32,38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éréales</text:p>
          </table:table-cell>
          <table:table-cell office:value-type="float" office:value="1946.62">
            <text:p>1946,62</text:p>
          </table:table-cell>
          <table:table-cell office:value-type="float" office:value="45.61">
            <text:p>45,61</text:p>
          </table:table-cell>
          <table:table-cell office:value-type="float" office:value="113.75">
            <text:p>113,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ultures fourragères</text:p>
          </table:table-cell>
          <table:table-cell office:value-type="float" office:value="1226.41">
            <text:p>1226,41</text:p>
          </table:table-cell>
          <table:table-cell office:value-type="float" office:value="90.81">
            <text:p>90,81</text:p>
          </table:table-cell>
          <table:table-cell office:value-type="float" office:value="87.71">
            <text:p>87,71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Fruits</text:p>
          </table:table-cell>
          <table:table-cell office:value-type="float" office:value="327.88">
            <text:p>327,88</text:p>
          </table:table-cell>
          <table:table-cell office:value-type="float" office:value="32.19">
            <text:p>32,19</text:p>
          </table:table-cell>
          <table:table-cell office:value-type="float" office:value="29.43">
            <text:p>29,43</text:p>
          </table:table-cell>
          <table:table-cell office:value-type="float" office:value="20.74">
            <text:p>20,7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frais</text:p>
          </table:table-cell>
          <table:table-cell office:value-type="float" office:value="160.01">
            <text:p>160,01</text:p>
          </table:table-cell>
          <table:table-cell office:value-type="float" office:value="1.45">
            <text:p>1,45</text:p>
          </table:table-cell>
          <table:table-cell office:value-type="float" office:value="2.36">
            <text:p>2,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secs</text:p>
          </table:table-cell>
          <table:table-cell office:value-type="float" office:value="66.84">
            <text:p>66,84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Oléagineux</text:p>
          </table:table-cell>
          <table:table-cell office:value-type="float" office:value="1360.27">
            <text:p>1360,27</text:p>
          </table:table-cell>
          <table:table-cell office:value-type="float" office:value="111.89">
            <text:p>111,89</text:p>
          </table:table-cell>
          <table:table-cell office:value-type="float" office:value="82.43">
            <text:p>82,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PAM</text:p>
          </table:table-cell>
          <table:table-cell office:value-type="float" office:value="3.31">
            <text:p>3,3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rotéagineux</text:p>
          </table:table-cell>
          <table:table-cell office:value-type="float" office:value="488.56">
            <text:p>488,56</text:p>
          </table:table-cell>
          <table:table-cell office:value-type="float" office:value="34.96">
            <text:p>34,96</text:p>
          </table:table-cell>
          <table:table-cell office:value-type="float" office:value="8.33">
            <text:p>8,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STH</text:p>
          </table:table-cell>
          <table:table-cell office:value-type="float" office:value="765.68">
            <text:p>765,68</text:p>
          </table:table-cell>
          <table:table-cell office:value-type="float" office:value="77.56">
            <text:p>77,56</text:p>
          </table:table-cell>
          <table:table-cell office:value-type="float" office:value="52.82">
            <text:p>52,82</text:p>
          </table:table-cell>
          <table:table-cell office:value-type="float" office:value="4.45">
            <text:p>4,4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Vigne</text:p>
          </table:table-cell>
          <table:table-cell office:value-type="float" office:value="119.96">
            <text:p>119,96</text:p>
          </table:table-cell>
          <table:table-cell office:value-type="float" office:value="39.55">
            <text:p>39,55</text:p>
          </table:table-cell>
          <table:table-cell office:value-type="float" office:value="9.97">
            <text:p>9,97</text:p>
          </table:table-cell>
          <table:table-cell office:value-type="float" office:value="33.97">
            <text:p>33,9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Autres</text:p>
          </table:table-cell>
          <table:table-cell office:value-type="float" office:value="332.94">
            <text:p>332,94</text:p>
          </table:table-cell>
          <table:table-cell office:value-type="float" office:value="69.95">
            <text:p>69,95</text:p>
          </table:table-cell>
          <table:table-cell office:value-type="float" office:value="27.22">
            <text:p>27,22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éréales</text:p>
          </table:table-cell>
          <table:table-cell office:value-type="float" office:value="744.23">
            <text:p>744,23</text:p>
          </table:table-cell>
          <table:table-cell office:value-type="float" office:value="21.55">
            <text:p>21,55</text:p>
          </table:table-cell>
          <table:table-cell office:value-type="float" office:value="23.15">
            <text:p>23,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ultures fourragères</text:p>
          </table:table-cell>
          <table:table-cell office:value-type="float" office:value="825">
            <text:p>825</text:p>
          </table:table-cell>
          <table:table-cell office:value-type="float" office:value="77.25">
            <text:p>77,25</text:p>
          </table:table-cell>
          <table:table-cell office:value-type="float" office:value="62.97">
            <text:p>62,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Fruits</text:p>
          </table:table-cell>
          <table:table-cell office:value-type="float" office:value="93.82">
            <text:p>93,82</text:p>
          </table:table-cell>
          <table:table-cell office:value-type="float" office:value="6.88">
            <text:p>6,88</text:p>
          </table:table-cell>
          <table:table-cell office:value-type="float" office:value="5.72">
            <text:p>5,72</text:p>
          </table:table-cell>
          <table:table-cell office:value-type="float" office:value="2.96">
            <text:p>2,9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frais</text:p>
          </table:table-cell>
          <table:table-cell office:value-type="float" office:value="116.2">
            <text:p>116,2</text:p>
          </table:table-cell>
          <table:table-cell office:value-type="float" office:value="7.12">
            <text:p>7,12</text:p>
          </table:table-cell>
          <table:table-cell office:value-type="float" office:value="4.32">
            <text:p>4,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secs</text:p>
          </table:table-cell>
          <table:table-cell office:value-type="float" office:value="1.64">
            <text:p>1,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Oléagineux</text:p>
          </table:table-cell>
          <table:table-cell office:value-type="float" office:value="321.01">
            <text:p>321,01</text:p>
          </table:table-cell>
          <table:table-cell office:value-type="float" office:value="0">
            <text:p>0</text:p>
          </table:table-cell>
          <table:table-cell office:value-type="float" office:value="21.81">
            <text:p>21,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PAM</text:p>
          </table:table-cell>
          <table:table-cell office:value-type="float" office:value="3.26">
            <text:p>3,26</text:p>
          </table:table-cell>
          <table:table-cell office:value-type="float" office:value="0.1">
            <text:p>0,1</text:p>
          </table:table-cell>
          <table:table-cell office:value-type="float" office:value="0.16">
            <text:p>0,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rotéagineux</text:p>
          </table:table-cell>
          <table:table-cell office:value-type="float" office:value="68.2">
            <text:p>68,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STH</text:p>
          </table:table-cell>
          <table:table-cell office:value-type="float" office:value="1081.52">
            <text:p>1081,52</text:p>
          </table:table-cell>
          <table:table-cell office:value-type="float" office:value="24.91">
            <text:p>24,91</text:p>
          </table:table-cell>
          <table:table-cell office:value-type="float" office:value="91.7">
            <text:p>9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Vigne</text:p>
          </table:table-cell>
          <table:table-cell office:value-type="float" office:value="64.23">
            <text:p>64,23</text:p>
          </table:table-cell>
          <table:table-cell office:value-type="float" office:value="17.26">
            <text:p>17,26</text:p>
          </table:table-cell>
          <table:table-cell office:value-type="float" office:value="26.8">
            <text:p>26,8</text:p>
          </table:table-cell>
          <table:table-cell office:value-type="float" office:value="9.44">
            <text:p>9,4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Autres</text:p>
          </table:table-cell>
          <table:table-cell office:value-type="float" office:value="418.64">
            <text:p>418,64</text:p>
          </table:table-cell>
          <table:table-cell office:value-type="float" office:value="205.01">
            <text:p>205,01</text:p>
          </table:table-cell>
          <table:table-cell office:value-type="float" office:value="72.37">
            <text:p>72,37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éréales</text:p>
          </table:table-cell>
          <table:table-cell office:value-type="float" office:value="716.24">
            <text:p>716,24</text:p>
          </table:table-cell>
          <table:table-cell office:value-type="float" office:value="210.22">
            <text:p>210,22</text:p>
          </table:table-cell>
          <table:table-cell office:value-type="float" office:value="91.45">
            <text:p>91,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ultures fourragères</text:p>
          </table:table-cell>
          <table:table-cell office:value-type="float" office:value="1753.5">
            <text:p>1753,5</text:p>
          </table:table-cell>
          <table:table-cell office:value-type="float" office:value="725.53">
            <text:p>725,53</text:p>
          </table:table-cell>
          <table:table-cell office:value-type="float" office:value="255.39">
            <text:p>255,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Fruits</text:p>
          </table:table-cell>
          <table:table-cell office:value-type="float" office:value="385.47">
            <text:p>385,47</text:p>
          </table:table-cell>
          <table:table-cell office:value-type="float" office:value="221.42">
            <text:p>221,42</text:p>
          </table:table-cell>
          <table:table-cell office:value-type="float" office:value="66.18">
            <text:p>66,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frais</text:p>
          </table:table-cell>
          <table:table-cell office:value-type="float" office:value="50.9">
            <text:p>50,9</text:p>
          </table:table-cell>
          <table:table-cell office:value-type="float" office:value="3.06">
            <text:p>3,06</text:p>
          </table:table-cell>
          <table:table-cell office:value-type="float" office:value="5.04">
            <text:p>5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secs</text:p>
          </table:table-cell>
          <table:table-cell office:value-type="float" office:value="15.09">
            <text:p>15,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Oléagineux</text:p>
          </table:table-cell>
          <table:table-cell office:value-type="float" office:value="250.81">
            <text:p>250,81</text:p>
          </table:table-cell>
          <table:table-cell office:value-type="float" office:value="74.64">
            <text:p>74,64</text:p>
          </table:table-cell>
          <table:table-cell office:value-type="float" office:value="7.96">
            <text:p>7,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PAM</text:p>
          </table:table-cell>
          <table:table-cell office:value-type="float" office:value="8.09">
            <text:p>8,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rotéagineux</text:p>
          </table:table-cell>
          <table:table-cell office:value-type="float" office:value="61.76">
            <text:p>61,76</text:p>
          </table:table-cell>
          <table:table-cell office:value-type="float" office:value="6.37">
            <text:p>6,37</text:p>
          </table:table-cell>
          <table:table-cell office:value-type="float" office:value="45.53">
            <text:p>45,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STH</text:p>
          </table:table-cell>
          <table:table-cell office:value-type="float" office:value="2234.49">
            <text:p>2234,49</text:p>
          </table:table-cell>
          <table:table-cell office:value-type="float" office:value="452.58">
            <text:p>452,58</text:p>
          </table:table-cell>
          <table:table-cell office:value-type="float" office:value="143.85">
            <text:p>143,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Vigne</text:p>
          </table:table-cell>
          <table:table-cell office:value-type="float" office:value="492.66">
            <text:p>492,66</text:p>
          </table:table-cell>
          <table:table-cell office:value-type="float" office:value="237.67">
            <text:p>237,67</text:p>
          </table:table-cell>
          <table:table-cell office:value-type="float" office:value="106.65">
            <text:p>106,65</text:p>
          </table:table-cell>
          <table:table-cell office:value-type="float" office:value="31.17">
            <text:p>31,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Autres</text:p>
          </table:table-cell>
          <table:table-cell office:value-type="float" office:value="541.12">
            <text:p>541,12</text:p>
          </table:table-cell>
          <table:table-cell office:value-type="float" office:value="137.29">
            <text:p>137,29</text:p>
          </table:table-cell>
          <table:table-cell office:value-type="float" office:value="76.19">
            <text:p>76,19</text:p>
          </table:table-cell>
          <table:table-cell office:value-type="float" office:value="14.41">
            <text:p>14,4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éréales</text:p>
          </table:table-cell>
          <table:table-cell office:value-type="float" office:value="218.6">
            <text:p>218,6</text:p>
          </table:table-cell>
          <table:table-cell office:value-type="float" office:value="81.94">
            <text:p>81,94</text:p>
          </table:table-cell>
          <table:table-cell office:value-type="float" office:value="19.49">
            <text:p>19,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ultures fourragères</text:p>
          </table:table-cell>
          <table:table-cell office:value-type="float" office:value="188.45">
            <text:p>188,45</text:p>
          </table:table-cell>
          <table:table-cell office:value-type="float" office:value="34.84">
            <text:p>34,84</text:p>
          </table:table-cell>
          <table:table-cell office:value-type="float" office:value="8.06">
            <text:p>8,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Fruits</text:p>
          </table:table-cell>
          <table:table-cell office:value-type="float" office:value="147.52">
            <text:p>147,52</text:p>
          </table:table-cell>
          <table:table-cell office:value-type="float" office:value="21.86">
            <text:p>21,86</text:p>
          </table:table-cell>
          <table:table-cell office:value-type="float" office:value="52.06">
            <text:p>52,06</text:p>
          </table:table-cell>
          <table:table-cell office:value-type="float" office:value="30.23">
            <text:p>30,2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frais</text:p>
          </table:table-cell>
          <table:table-cell office:value-type="float" office:value="87.08">
            <text:p>87,08</text:p>
          </table:table-cell>
          <table:table-cell office:value-type="float" office:value="7.79">
            <text:p>7,79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secs</text:p>
          </table:table-cell>
          <table:table-cell office:value-type="float" office:value="4.8">
            <text:p>4,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Oléagineux</text:p>
          </table:table-cell>
          <table:table-cell office:value-type="float" office:value="169.98">
            <text:p>169,98</text:p>
          </table:table-cell>
          <table:table-cell office:value-type="float" office:value="63.81">
            <text:p>63,81</text:p>
          </table:table-cell>
          <table:table-cell office:value-type="float" office:value="37.66">
            <text:p>37,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PAM</text:p>
          </table:table-cell>
          <table:table-cell office:value-type="float" office:value="1.03">
            <text:p>1,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rotéagineux</text:p>
          </table:table-cell>
          <table:table-cell office:value-type="float" office:value="44.45">
            <text:p>44,4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STH</text:p>
          </table:table-cell>
          <table:table-cell office:value-type="float" office:value="1178.87">
            <text:p>1178,87</text:p>
          </table:table-cell>
          <table:table-cell office:value-type="float" office:value="204.08">
            <text:p>204,08</text:p>
          </table:table-cell>
          <table:table-cell office:value-type="float" office:value="163.58">
            <text:p>163,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Vigne</text:p>
          </table:table-cell>
          <table:table-cell office:value-type="float" office:value="1835.74">
            <text:p>1835,74</text:p>
          </table:table-cell>
          <table:table-cell office:value-type="float" office:value="1358.92">
            <text:p>1358,92</text:p>
          </table:table-cell>
          <table:table-cell office:value-type="float" office:value="597.55">
            <text:p>597,55</text:p>
          </table:table-cell>
          <table:table-cell office:value-type="float" office:value="293.34">
            <text:p>293,3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Autres</text:p>
          </table:table-cell>
          <table:table-cell office:value-type="float" office:value="531.3">
            <text:p>531,3</text:p>
          </table:table-cell>
          <table:table-cell office:value-type="float" office:value="60.58">
            <text:p>60,58</text:p>
          </table:table-cell>
          <table:table-cell office:value-type="float" office:value="9.13">
            <text:p>9,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éréales</text:p>
          </table:table-cell>
          <table:table-cell office:value-type="float" office:value="767.66">
            <text:p>767,66</text:p>
          </table:table-cell>
          <table:table-cell office:value-type="float" office:value="106.74">
            <text:p>106,74</text:p>
          </table:table-cell>
          <table:table-cell office:value-type="float" office:value="43.34">
            <text:p>43,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ultures fourragères</text:p>
          </table:table-cell>
          <table:table-cell office:value-type="float" office:value="247.65">
            <text:p>247,65</text:p>
          </table:table-cell>
          <table:table-cell office:value-type="float" office:value="13.29">
            <text:p>13,29</text:p>
          </table:table-cell>
          <table:table-cell office:value-type="float" office:value="41.09">
            <text:p>41,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Fruits</text:p>
          </table:table-cell>
          <table:table-cell office:value-type="float" office:value="29.76">
            <text:p>29,76</text:p>
          </table:table-cell>
          <table:table-cell office:value-type="float" office:value="8.12">
            <text:p>8,12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frais</text:p>
          </table:table-cell>
          <table:table-cell office:value-type="float" office:value="495.35">
            <text:p>495,35</text:p>
          </table:table-cell>
          <table:table-cell office:value-type="float" office:value="1.09">
            <text:p>1,09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secs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Oléagineux</text:p>
          </table:table-cell>
          <table:table-cell office:value-type="float" office:value="496.4">
            <text:p>496,4</text:p>
          </table:table-cell>
          <table:table-cell office:value-type="float" office:value="139.09">
            <text:p>139,09</text:p>
          </table:table-cell>
          <table:table-cell office:value-type="float" office:value="37.61">
            <text:p>37,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rotéagineux</text:p>
          </table:table-cell>
          <table:table-cell office:value-type="float" office:value="48.4">
            <text:p>48,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STH</text:p>
          </table:table-cell>
          <table:table-cell office:value-type="float" office:value="120.51">
            <text:p>120,51</text:p>
          </table:table-cell>
          <table:table-cell office:value-type="float" office:value="7.94">
            <text:p>7,94</text:p>
          </table:table-cell>
          <table:table-cell office:value-type="float" office:value="18.65">
            <text:p>18,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Vigne</text:p>
          </table:table-cell>
          <table:table-cell office:value-type="float" office:value="18.24">
            <text:p>18,24</text:p>
          </table:table-cell>
          <table:table-cell office:value-type="float" office:value="0.17">
            <text:p>0,17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Autres</text:p>
          </table:table-cell>
          <table:table-cell office:value-type="float" office:value="945.37">
            <text:p>945,37</text:p>
          </table:table-cell>
          <table:table-cell office:value-type="float" office:value="311.91">
            <text:p>311,91</text:p>
          </table:table-cell>
          <table:table-cell office:value-type="float" office:value="58.83">
            <text:p>58,83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éréales</text:p>
          </table:table-cell>
          <table:table-cell office:value-type="float" office:value="1463.95">
            <text:p>1463,95</text:p>
          </table:table-cell>
          <table:table-cell office:value-type="float" office:value="173.25">
            <text:p>173,25</text:p>
          </table:table-cell>
          <table:table-cell office:value-type="float" office:value="136.61">
            <text:p>136,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ultures fourragères</text:p>
          </table:table-cell>
          <table:table-cell office:value-type="float" office:value="1358.88">
            <text:p>1358,88</text:p>
          </table:table-cell>
          <table:table-cell office:value-type="float" office:value="108.29">
            <text:p>108,29</text:p>
          </table:table-cell>
          <table:table-cell office:value-type="float" office:value="147.95">
            <text:p>147,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Fruits</text:p>
          </table:table-cell>
          <table:table-cell office:value-type="float" office:value="371.87">
            <text:p>371,87</text:p>
          </table:table-cell>
          <table:table-cell office:value-type="float" office:value="149.15">
            <text:p>149,15</text:p>
          </table:table-cell>
          <table:table-cell office:value-type="float" office:value="29.73">
            <text:p>29,73</text:p>
          </table:table-cell>
          <table:table-cell office:value-type="float" office:value="29.79">
            <text:p>29,7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frais</text:p>
          </table:table-cell>
          <table:table-cell office:value-type="float" office:value="177.93">
            <text:p>177,93</text:p>
          </table:table-cell>
          <table:table-cell office:value-type="float" office:value="3.95">
            <text:p>3,95</text:p>
          </table:table-cell>
          <table:table-cell office:value-type="float" office:value="11.59">
            <text:p>11,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secs</text:p>
          </table:table-cell>
          <table:table-cell office:value-type="float" office:value="129.43">
            <text:p>129,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Oléagineux</text:p>
          </table:table-cell>
          <table:table-cell office:value-type="float" office:value="2052.07">
            <text:p>2052,07</text:p>
          </table:table-cell>
          <table:table-cell office:value-type="float" office:value="193.63">
            <text:p>193,63</text:p>
          </table:table-cell>
          <table:table-cell office:value-type="float" office:value="38.03">
            <text:p>38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PAM</text:p>
          </table:table-cell>
          <table:table-cell office:value-type="float" office:value="46.71">
            <text:p>46,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rotéagineux</text:p>
          </table:table-cell>
          <table:table-cell office:value-type="float" office:value="433.74">
            <text:p>433,74</text:p>
          </table:table-cell>
          <table:table-cell office:value-type="float" office:value="23.77">
            <text:p>23,77</text:p>
          </table:table-cell>
          <table:table-cell office:value-type="float" office:value="59.39">
            <text:p>59,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STH</text:p>
          </table:table-cell>
          <table:table-cell office:value-type="float" office:value="897.58">
            <text:p>897,58</text:p>
          </table:table-cell>
          <table:table-cell office:value-type="float" office:value="62.18">
            <text:p>62,18</text:p>
          </table:table-cell>
          <table:table-cell office:value-type="float" office:value="67.77">
            <text:p>67,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Vigne</text:p>
          </table:table-cell>
          <table:table-cell office:value-type="float" office:value="132.42">
            <text:p>132,42</text:p>
          </table:table-cell>
          <table:table-cell office:value-type="float" office:value="165.18">
            <text:p>165,18</text:p>
          </table:table-cell>
          <table:table-cell office:value-type="float" office:value="53.18">
            <text:p>53,18</text:p>
          </table:table-cell>
          <table:table-cell office:value-type="float" office:value="16.35">
            <text:p>16,3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Autres</text:p>
          </table:table-cell>
          <table:table-cell office:value-type="float" office:value="1061.59">
            <text:p>1061,59</text:p>
          </table:table-cell>
          <table:table-cell office:value-type="float" office:value="57.2">
            <text:p>57,2</text:p>
          </table:table-cell>
          <table:table-cell office:value-type="float" office:value="38.92">
            <text:p>38,92</text:p>
          </table:table-cell>
          <table:table-cell office:value-type="float" office:value="2.69">
            <text:p>2,6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éréales</text:p>
          </table:table-cell>
          <table:table-cell office:value-type="float" office:value="598.16">
            <text:p>598,16</text:p>
          </table:table-cell>
          <table:table-cell office:value-type="float" office:value="91.41">
            <text:p>91,41</text:p>
          </table:table-cell>
          <table:table-cell office:value-type="float" office:value="24.22">
            <text:p>24,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ultures fourragères</text:p>
          </table:table-cell>
          <table:table-cell office:value-type="float" office:value="805.27">
            <text:p>805,27</text:p>
          </table:table-cell>
          <table:table-cell office:value-type="float" office:value="188.69">
            <text:p>188,69</text:p>
          </table:table-cell>
          <table:table-cell office:value-type="float" office:value="84.12">
            <text:p>84,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Fruits</text:p>
          </table:table-cell>
          <table:table-cell office:value-type="float" office:value="100.13">
            <text:p>100,13</text:p>
          </table:table-cell>
          <table:table-cell office:value-type="float" office:value="4.8">
            <text:p>4,8</text:p>
          </table:table-cell>
          <table:table-cell office:value-type="float" office:value="4.88">
            <text:p>4,88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frais</text:p>
          </table:table-cell>
          <table:table-cell office:value-type="float" office:value="91.4">
            <text:p>91,4</text:p>
          </table:table-cell>
          <table:table-cell office:value-type="float" office:value="19.26">
            <text:p>19,26</text:p>
          </table:table-cell>
          <table:table-cell office:value-type="float" office:value="2.85">
            <text:p>2,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secs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Oléagineux</text:p>
          </table:table-cell>
          <table:table-cell office:value-type="float" office:value="377.14">
            <text:p>377,14</text:p>
          </table:table-cell>
          <table:table-cell office:value-type="float" office:value="25.89">
            <text:p>25,89</text:p>
          </table:table-cell>
          <table:table-cell office:value-type="float" office:value="19.53">
            <text:p>19,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PAM</text:p>
          </table:table-cell>
          <table:table-cell office:value-type="float" office:value="4.04">
            <text:p>4,04</text:p>
          </table:table-cell>
          <table:table-cell office:value-type="float" office:value="0.89">
            <text:p>0,89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rotéagineux</text:p>
          </table:table-cell>
          <table:table-cell office:value-type="float" office:value="31.65">
            <text:p>31,65</text:p>
          </table:table-cell>
          <table:table-cell office:value-type="float" office:value="1">
            <text:p>1</text:p>
          </table:table-cell>
          <table:table-cell office:value-type="float" office:value="2.09">
            <text:p>2,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STH</text:p>
          </table:table-cell>
          <table:table-cell office:value-type="float" office:value="1075.23">
            <text:p>1075,23</text:p>
          </table:table-cell>
          <table:table-cell office:value-type="float" office:value="130.53">
            <text:p>130,53</text:p>
          </table:table-cell>
          <table:table-cell office:value-type="float" office:value="153.84">
            <text:p>153,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Vigne</text:p>
          </table:table-cell>
          <table:table-cell office:value-type="float" office:value="69.46">
            <text:p>69,46</text:p>
          </table:table-cell>
          <table:table-cell office:value-type="float" office:value="15.96">
            <text:p>15,96</text:p>
          </table:table-cell>
          <table:table-cell office:value-type="float" office:value="11.97">
            <text:p>11,97</text:p>
          </table:table-cell>
          <table:table-cell office:value-type="float" office:value="26.65">
            <text:p>26,6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Autres</text:p>
          </table:table-cell>
          <table:table-cell office:value-type="float" office:value="403.87">
            <text:p>403,87</text:p>
          </table:table-cell>
          <table:table-cell office:value-type="float" office:value="281.94">
            <text:p>281,94</text:p>
          </table:table-cell>
          <table:table-cell office:value-type="float" office:value="245.36">
            <text:p>245,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éréales</text:p>
          </table:table-cell>
          <table:table-cell office:value-type="float" office:value="873.54">
            <text:p>873,54</text:p>
          </table:table-cell>
          <table:table-cell office:value-type="float" office:value="488.42">
            <text:p>488,42</text:p>
          </table:table-cell>
          <table:table-cell office:value-type="float" office:value="174.2">
            <text:p>17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ultures fourragères</text:p>
          </table:table-cell>
          <table:table-cell office:value-type="float" office:value="1644.1">
            <text:p>1644,1</text:p>
          </table:table-cell>
          <table:table-cell office:value-type="float" office:value="1303.53">
            <text:p>1303,53</text:p>
          </table:table-cell>
          <table:table-cell office:value-type="float" office:value="558.35">
            <text:p>558,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Fruits</text:p>
          </table:table-cell>
          <table:table-cell office:value-type="float" office:value="445.78">
            <text:p>445,78</text:p>
          </table:table-cell>
          <table:table-cell office:value-type="float" office:value="901.28">
            <text:p>901,28</text:p>
          </table:table-cell>
          <table:table-cell office:value-type="float" office:value="204.26">
            <text:p>204,26</text:p>
          </table:table-cell>
          <table:table-cell office:value-type="float" office:value="10.32">
            <text:p>10,3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frais</text:p>
          </table:table-cell>
          <table:table-cell office:value-type="float" office:value="70.14">
            <text:p>70,14</text:p>
          </table:table-cell>
          <table:table-cell office:value-type="float" office:value="12.71">
            <text:p>12,71</text:p>
          </table:table-cell>
          <table:table-cell office:value-type="float" office:value="7.76">
            <text:p>7,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secs</text:p>
          </table:table-cell>
          <table:table-cell office:value-type="float" office:value="17.62">
            <text:p>17,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Oléagineux</text:p>
          </table:table-cell>
          <table:table-cell office:value-type="float" office:value="219.1">
            <text:p>219,1</text:p>
          </table:table-cell>
          <table:table-cell office:value-type="float" office:value="117.48">
            <text:p>117,48</text:p>
          </table:table-cell>
          <table:table-cell office:value-type="float" office:value="39.11">
            <text:p>39,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PAM</text:p>
          </table:table-cell>
          <table:table-cell office:value-type="float" office:value="11.88">
            <text:p>11,88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rotéagineux</text:p>
          </table:table-cell>
          <table:table-cell office:value-type="float" office:value="36.42">
            <text:p>36,42</text:p>
          </table:table-cell>
          <table:table-cell office:value-type="float" office:value="34.56">
            <text:p>34,56</text:p>
          </table:table-cell>
          <table:table-cell office:value-type="float" office:value="37.03">
            <text:p>37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STH</text:p>
          </table:table-cell>
          <table:table-cell office:value-type="float" office:value="2904.96">
            <text:p>2904,96</text:p>
          </table:table-cell>
          <table:table-cell office:value-type="float" office:value="1865.76">
            <text:p>1865,76</text:p>
          </table:table-cell>
          <table:table-cell office:value-type="float" office:value="404.52">
            <text:p>404,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Vigne</text:p>
          </table:table-cell>
          <table:table-cell office:value-type="float" office:value="542.16">
            <text:p>542,16</text:p>
          </table:table-cell>
          <table:table-cell office:value-type="float" office:value="332.19">
            <text:p>332,19</text:p>
          </table:table-cell>
          <table:table-cell office:value-type="float" office:value="266.62">
            <text:p>266,62</text:p>
          </table:table-cell>
          <table:table-cell office:value-type="float" office:value="42.92">
            <text:p>42,9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Autres</text:p>
          </table:table-cell>
          <table:table-cell office:value-type="float" office:value="555.93">
            <text:p>555,93</text:p>
          </table:table-cell>
          <table:table-cell office:value-type="float" office:value="217.33">
            <text:p>217,33</text:p>
          </table:table-cell>
          <table:table-cell office:value-type="float" office:value="161.97">
            <text:p>161,97</text:p>
          </table:table-cell>
          <table:table-cell office:value-type="float" office:value="65.36">
            <text:p>65,3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éréales</text:p>
          </table:table-cell>
          <table:table-cell office:value-type="float" office:value="250.04">
            <text:p>250,04</text:p>
          </table:table-cell>
          <table:table-cell office:value-type="float" office:value="262.6">
            <text:p>262,6</text:p>
          </table:table-cell>
          <table:table-cell office:value-type="float" office:value="93.17">
            <text:p>93,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ultures fourragères</text:p>
          </table:table-cell>
          <table:table-cell office:value-type="float" office:value="241.47">
            <text:p>241,47</text:p>
          </table:table-cell>
          <table:table-cell office:value-type="float" office:value="207.51">
            <text:p>207,51</text:p>
          </table:table-cell>
          <table:table-cell office:value-type="float" office:value="42.61">
            <text:p>42,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Fruits</text:p>
          </table:table-cell>
          <table:table-cell office:value-type="float" office:value="250.82">
            <text:p>250,82</text:p>
          </table:table-cell>
          <table:table-cell office:value-type="float" office:value="46.42">
            <text:p>46,42</text:p>
          </table:table-cell>
          <table:table-cell office:value-type="float" office:value="21.74">
            <text:p>21,74</text:p>
          </table:table-cell>
          <table:table-cell office:value-type="float" office:value="53.11">
            <text:p>53,1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frais</text:p>
          </table:table-cell>
          <table:table-cell office:value-type="float" office:value="96.07">
            <text:p>96,07</text:p>
          </table:table-cell>
          <table:table-cell office:value-type="float" office:value="11.28">
            <text:p>11,28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secs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Oléagineux</text:p>
          </table:table-cell>
          <table:table-cell office:value-type="float" office:value="215.71">
            <text:p>215,71</text:p>
          </table:table-cell>
          <table:table-cell office:value-type="float" office:value="75.98">
            <text:p>75,98</text:p>
          </table:table-cell>
          <table:table-cell office:value-type="float" office:value="56.36">
            <text:p>56,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PAM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rotéagineux</text:p>
          </table:table-cell>
          <table:table-cell office:value-type="float" office:value="29.71">
            <text:p>29,71</text:p>
          </table:table-cell>
          <table:table-cell office:value-type="float" office:value="86.72">
            <text:p>86,72</text:p>
          </table:table-cell>
          <table:table-cell office:value-type="float" office:value="48.65">
            <text:p>48,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STH</text:p>
          </table:table-cell>
          <table:table-cell office:value-type="float" office:value="1185.22">
            <text:p>1185,22</text:p>
          </table:table-cell>
          <table:table-cell office:value-type="float" office:value="373.7">
            <text:p>373,7</text:p>
          </table:table-cell>
          <table:table-cell office:value-type="float" office:value="199.32">
            <text:p>199,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Vigne</text:p>
          </table:table-cell>
          <table:table-cell office:value-type="float" office:value="2168.42">
            <text:p>2168,42</text:p>
          </table:table-cell>
          <table:table-cell office:value-type="float" office:value="2078.49">
            <text:p>2078,49</text:p>
          </table:table-cell>
          <table:table-cell office:value-type="float" office:value="1166.34">
            <text:p>1166,34</text:p>
          </table:table-cell>
          <table:table-cell office:value-type="float" office:value="410.3">
            <text:p>410,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Autres</text:p>
          </table:table-cell>
          <table:table-cell office:value-type="float" office:value="415.59">
            <text:p>415,59</text:p>
          </table:table-cell>
          <table:table-cell office:value-type="float" office:value="161.41">
            <text:p>161,41</text:p>
          </table:table-cell>
          <table:table-cell office:value-type="float" office:value="15.97">
            <text:p>15,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éréales</text:p>
          </table:table-cell>
          <table:table-cell office:value-type="float" office:value="791">
            <text:p>791</text:p>
          </table:table-cell>
          <table:table-cell office:value-type="float" office:value="231.32">
            <text:p>231,32</text:p>
          </table:table-cell>
          <table:table-cell office:value-type="float" office:value="201.68">
            <text:p>201,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ultures fourragères</text:p>
          </table:table-cell>
          <table:table-cell office:value-type="float" office:value="300.95">
            <text:p>300,95</text:p>
          </table:table-cell>
          <table:table-cell office:value-type="float" office:value="124.56">
            <text:p>124,56</text:p>
          </table:table-cell>
          <table:table-cell office:value-type="float" office:value="33.02">
            <text:p>33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Fruits</text:p>
          </table:table-cell>
          <table:table-cell office:value-type="float" office:value="31.56">
            <text:p>31,56</text:p>
          </table:table-cell>
          <table:table-cell office:value-type="float" office:value="8.36">
            <text:p>8,36</text:p>
          </table:table-cell>
          <table:table-cell office:value-type="float" office:value="8.79">
            <text:p>8,79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frais</text:p>
          </table:table-cell>
          <table:table-cell office:value-type="float" office:value="632.93">
            <text:p>632,93</text:p>
          </table:table-cell>
          <table:table-cell office:value-type="float" office:value="5.35">
            <text:p>5,35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secs</text:p>
          </table:table-cell>
          <table:table-cell office:value-type="float" office:value="13.52">
            <text:p>13,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Oléagineux</text:p>
          </table:table-cell>
          <table:table-cell office:value-type="float" office:value="502.11">
            <text:p>502,11</text:p>
          </table:table-cell>
          <table:table-cell office:value-type="float" office:value="53.83">
            <text:p>53,83</text:p>
          </table:table-cell>
          <table:table-cell office:value-type="float" office:value="50.46">
            <text:p>50,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rotéagineux</text:p>
          </table:table-cell>
          <table:table-cell office:value-type="float" office:value="54.89">
            <text:p>54,89</text:p>
          </table:table-cell>
          <table:table-cell office:value-type="float" office:value="0">
            <text:p>0</text:p>
          </table:table-cell>
          <table:table-cell office:value-type="float" office:value="2.65">
            <text:p>2,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STH</text:p>
          </table:table-cell>
          <table:table-cell office:value-type="float" office:value="283.17">
            <text:p>283,17</text:p>
          </table:table-cell>
          <table:table-cell office:value-type="float" office:value="37.26">
            <text:p>37,26</text:p>
          </table:table-cell>
          <table:table-cell office:value-type="float" office:value="19.56">
            <text:p>19,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Vigne</text:p>
          </table:table-cell>
          <table:table-cell office:value-type="float" office:value="18.25">
            <text:p>18,25</text:p>
          </table:table-cell>
          <table:table-cell office:value-type="float" office:value="11.9">
            <text:p>11,9</text:p>
          </table:table-cell>
          <table:table-cell office:value-type="float" office:value="0.17">
            <text:p>0,17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Autres</text:p>
          </table:table-cell>
          <table:table-cell office:value-type="float" office:value="883.31">
            <text:p>883,31</text:p>
          </table:table-cell>
          <table:table-cell office:value-type="float" office:value="401.68">
            <text:p>401,68</text:p>
          </table:table-cell>
          <table:table-cell office:value-type="float" office:value="88.19">
            <text:p>88,19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éréales</text:p>
          </table:table-cell>
          <table:table-cell office:value-type="float" office:value="1780.68">
            <text:p>1780,68</text:p>
          </table:table-cell>
          <table:table-cell office:value-type="float" office:value="1453.35">
            <text:p>1453,35</text:p>
          </table:table-cell>
          <table:table-cell office:value-type="float" office:value="207.91">
            <text:p>207,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ultures fourragères</text:p>
          </table:table-cell>
          <table:table-cell office:value-type="float" office:value="1814.67">
            <text:p>1814,67</text:p>
          </table:table-cell>
          <table:table-cell office:value-type="float" office:value="1386.7">
            <text:p>1386,7</text:p>
          </table:table-cell>
          <table:table-cell office:value-type="float" office:value="77.41">
            <text:p>77,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Fruits</text:p>
          </table:table-cell>
          <table:table-cell office:value-type="float" office:value="397.2">
            <text:p>397,2</text:p>
          </table:table-cell>
          <table:table-cell office:value-type="float" office:value="455.64">
            <text:p>455,64</text:p>
          </table:table-cell>
          <table:table-cell office:value-type="float" office:value="165.4">
            <text:p>165,4</text:p>
          </table:table-cell>
          <table:table-cell office:value-type="float" office:value="27.87">
            <text:p>27,8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frais</text:p>
          </table:table-cell>
          <table:table-cell office:value-type="float" office:value="199.46">
            <text:p>199,46</text:p>
          </table:table-cell>
          <table:table-cell office:value-type="float" office:value="6.1">
            <text:p>6,1</text:p>
          </table:table-cell>
          <table:table-cell office:value-type="float" office:value="12.87">
            <text:p>12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secs</text:p>
          </table:table-cell>
          <table:table-cell office:value-type="float" office:value="107.6">
            <text:p>107,6</text:p>
          </table:table-cell>
          <table:table-cell office:value-type="float" office:value="2.11">
            <text:p>2,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Oléagineux</text:p>
          </table:table-cell>
          <table:table-cell office:value-type="float" office:value="1575.96">
            <text:p>1575,96</text:p>
          </table:table-cell>
          <table:table-cell office:value-type="float" office:value="1054.71">
            <text:p>1054,71</text:p>
          </table:table-cell>
          <table:table-cell office:value-type="float" office:value="145.94">
            <text:p>145,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PAM</text:p>
          </table:table-cell>
          <table:table-cell office:value-type="float" office:value="38.35">
            <text:p>38,35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rotéagineux</text:p>
          </table:table-cell>
          <table:table-cell office:value-type="float" office:value="664.42">
            <text:p>664,42</text:p>
          </table:table-cell>
          <table:table-cell office:value-type="float" office:value="109.6">
            <text:p>109,6</text:p>
          </table:table-cell>
          <table:table-cell office:value-type="float" office:value="53.87">
            <text:p>53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STH</text:p>
          </table:table-cell>
          <table:table-cell office:value-type="float" office:value="796.64">
            <text:p>796,64</text:p>
          </table:table-cell>
          <table:table-cell office:value-type="float" office:value="354.53">
            <text:p>354,53</text:p>
          </table:table-cell>
          <table:table-cell office:value-type="float" office:value="65.32">
            <text:p>65,3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Vigne</text:p>
          </table:table-cell>
          <table:table-cell office:value-type="float" office:value="144.53">
            <text:p>144,53</text:p>
          </table:table-cell>
          <table:table-cell office:value-type="float" office:value="166.02">
            <text:p>166,02</text:p>
          </table:table-cell>
          <table:table-cell office:value-type="float" office:value="199.25">
            <text:p>199,25</text:p>
          </table:table-cell>
          <table:table-cell office:value-type="float" office:value="40.94">
            <text:p>40,9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Autres</text:p>
          </table:table-cell>
          <table:table-cell office:value-type="float" office:value="437.69">
            <text:p>437,69</text:p>
          </table:table-cell>
          <table:table-cell office:value-type="float" office:value="43.08">
            <text:p>43,08</text:p>
          </table:table-cell>
          <table:table-cell office:value-type="float" office:value="79.56">
            <text:p>79,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éréales</text:p>
          </table:table-cell>
          <table:table-cell office:value-type="float" office:value="662.6">
            <text:p>662,6</text:p>
          </table:table-cell>
          <table:table-cell office:value-type="float" office:value="107">
            <text:p>107</text:p>
          </table:table-cell>
          <table:table-cell office:value-type="float" office:value="172.18">
            <text:p>172,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ultures fourragères</text:p>
          </table:table-cell>
          <table:table-cell office:value-type="float" office:value="1028.07">
            <text:p>1028,07</text:p>
          </table:table-cell>
          <table:table-cell office:value-type="float" office:value="339.49">
            <text:p>339,49</text:p>
          </table:table-cell>
          <table:table-cell office:value-type="float" office:value="178.2">
            <text:p>17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Fruits</text:p>
          </table:table-cell>
          <table:table-cell office:value-type="float" office:value="116.85">
            <text:p>116,85</text:p>
          </table:table-cell>
          <table:table-cell office:value-type="float" office:value="20.72">
            <text:p>20,72</text:p>
          </table:table-cell>
          <table:table-cell office:value-type="float" office:value="7.18">
            <text:p>7,18</text:p>
          </table:table-cell>
          <table:table-cell office:value-type="float" office:value="4.18">
            <text:p>4,1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frais</text:p>
          </table:table-cell>
          <table:table-cell office:value-type="float" office:value="110.62">
            <text:p>110,62</text:p>
          </table:table-cell>
          <table:table-cell office:value-type="float" office:value="9.73">
            <text:p>9,73</text:p>
          </table:table-cell>
          <table:table-cell office:value-type="float" office:value="16.39">
            <text:p>16,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secs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Oléagineux</text:p>
          </table:table-cell>
          <table:table-cell office:value-type="float" office:value="283.52">
            <text:p>283,52</text:p>
          </table:table-cell>
          <table:table-cell office:value-type="float" office:value="14.1">
            <text:p>14,1</text:p>
          </table:table-cell>
          <table:table-cell office:value-type="float" office:value="40.68">
            <text:p>40,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PAM</text:p>
          </table:table-cell>
          <table:table-cell office:value-type="float" office:value="11.05">
            <text:p>11,05</text:p>
          </table:table-cell>
          <table:table-cell office:value-type="float" office:value="0.89">
            <text:p>0,89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rotéagineux</text:p>
          </table:table-cell>
          <table:table-cell office:value-type="float" office:value="80.26">
            <text:p>80,26</text:p>
          </table:table-cell>
          <table:table-cell office:value-type="float" office:value="0">
            <text:p>0</text:p>
          </table:table-cell>
          <table:table-cell office:value-type="float" office:value="2.88">
            <text:p>2,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STH</text:p>
          </table:table-cell>
          <table:table-cell office:value-type="float" office:value="1259.5">
            <text:p>1259,5</text:p>
          </table:table-cell>
          <table:table-cell office:value-type="float" office:value="199.37">
            <text:p>199,37</text:p>
          </table:table-cell>
          <table:table-cell office:value-type="float" office:value="102.98">
            <text:p>102,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Vigne</text:p>
          </table:table-cell>
          <table:table-cell office:value-type="float" office:value="87.78">
            <text:p>87,78</text:p>
          </table:table-cell>
          <table:table-cell office:value-type="float" office:value="2.22">
            <text:p>2,22</text:p>
          </table:table-cell>
          <table:table-cell office:value-type="float" office:value="29.71">
            <text:p>29,71</text:p>
          </table:table-cell>
          <table:table-cell office:value-type="float" office:value="12.95">
            <text:p>12,9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Autres</text:p>
          </table:table-cell>
          <table:table-cell office:value-type="float" office:value="417.96">
            <text:p>417,96</text:p>
          </table:table-cell>
          <table:table-cell office:value-type="float" office:value="165.99">
            <text:p>165,99</text:p>
          </table:table-cell>
          <table:table-cell office:value-type="float" office:value="138.59">
            <text:p>138,59</text:p>
          </table:table-cell>
          <table:table-cell office:value-type="float" office:value="17.45">
            <text:p>17,4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éréales</text:p>
          </table:table-cell>
          <table:table-cell office:value-type="float" office:value="1137.69">
            <text:p>1137,69</text:p>
          </table:table-cell>
          <table:table-cell office:value-type="float" office:value="219.98">
            <text:p>219,98</text:p>
          </table:table-cell>
          <table:table-cell office:value-type="float" office:value="376.6">
            <text:p>37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Cultures fourragères</text:p>
          </table:table-cell>
          <table:table-cell office:value-type="float" office:value="2285.11">
            <text:p>2285,11</text:p>
          </table:table-cell>
          <table:table-cell office:value-type="float" office:value="186.25">
            <text:p>186,25</text:p>
          </table:table-cell>
          <table:table-cell office:value-type="float" office:value="1199.93">
            <text:p>1199,93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Fruits</text:p>
          </table:table-cell>
          <table:table-cell office:value-type="float" office:value="552.64">
            <text:p>552,64</text:p>
          </table:table-cell>
          <table:table-cell office:value-type="float" office:value="134.58">
            <text:p>134,58</text:p>
          </table:table-cell>
          <table:table-cell office:value-type="float" office:value="888.37">
            <text:p>888,37</text:p>
          </table:table-cell>
          <table:table-cell office:value-type="float" office:value="198.01">
            <text:p>198,0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frais</text:p>
          </table:table-cell>
          <table:table-cell office:value-type="float" office:value="103.95">
            <text:p>103,95</text:p>
          </table:table-cell>
          <table:table-cell office:value-type="float" office:value="1.25">
            <text:p>1,25</text:p>
          </table:table-cell>
          <table:table-cell office:value-type="float" office:value="11.48">
            <text:p>11,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Légumes secs</text:p>
          </table:table-cell>
          <table:table-cell office:value-type="float" office:value="25.78">
            <text:p>25,78</text:p>
          </table:table-cell>
          <table:table-cell office:value-type="float" office:value="0">
            <text:p>0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Oléagineux</text:p>
          </table:table-cell>
          <table:table-cell office:value-type="float" office:value="279.2">
            <text:p>279,2</text:p>
          </table:table-cell>
          <table:table-cell office:value-type="float" office:value="9.55">
            <text:p>9,55</text:p>
          </table:table-cell>
          <table:table-cell office:value-type="float" office:value="70.08">
            <text:p>70,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PAM</text:p>
          </table:table-cell>
          <table:table-cell office:value-type="float" office:value="17.65">
            <text:p>17,65</text:p>
          </table:table-cell>
          <table:table-cell office:value-type="float" office:value="0.6">
            <text:p>0,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Protéagineux</text:p>
          </table:table-cell>
          <table:table-cell office:value-type="float" office:value="62.02">
            <text:p>62,02</text:p>
          </table:table-cell>
          <table:table-cell office:value-type="float" office:value="1.68">
            <text:p>1,68</text:p>
          </table:table-cell>
          <table:table-cell office:value-type="float" office:value="30.25">
            <text:p>30,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STH</text:p>
          </table:table-cell>
          <table:table-cell office:value-type="float" office:value="4233.53">
            <text:p>4233,53</text:p>
          </table:table-cell>
          <table:table-cell office:value-type="float" office:value="382.33">
            <text:p>382,33</text:p>
          </table:table-cell>
          <table:table-cell office:value-type="float" office:value="1156.71">
            <text:p>1156,71</text:p>
          </table:table-cell>
          <table:table-cell office:value-type="float" office:value="0.16">
            <text:p>0,1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24">
            <text:p>24</text:p>
          </table:table-cell>
          <table:table-cell office:value-type="string">
            <text:p>DORDOGNE</text:p>
          </table:table-cell>
          <table:table-cell office:value-type="string">
            <text:p>Vigne</text:p>
          </table:table-cell>
          <table:table-cell office:value-type="float" office:value="698.22">
            <text:p>698,22</text:p>
          </table:table-cell>
          <table:table-cell office:value-type="float" office:value="128.86">
            <text:p>128,86</text:p>
          </table:table-cell>
          <table:table-cell office:value-type="float" office:value="299.75">
            <text:p>299,75</text:p>
          </table:table-cell>
          <table:table-cell office:value-type="float" office:value="222.89">
            <text:p>222,8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Autres</text:p>
          </table:table-cell>
          <table:table-cell office:value-type="float" office:value="797.08">
            <text:p>797,08</text:p>
          </table:table-cell>
          <table:table-cell office:value-type="float" office:value="727.28">
            <text:p>727,28</text:p>
          </table:table-cell>
          <table:table-cell office:value-type="float" office:value="225.24">
            <text:p>225,24</text:p>
          </table:table-cell>
          <table:table-cell office:value-type="float" office:value="62.97">
            <text:p>62,9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éréales</text:p>
          </table:table-cell>
          <table:table-cell office:value-type="float" office:value="415.97">
            <text:p>415,97</text:p>
          </table:table-cell>
          <table:table-cell office:value-type="float" office:value="109.86">
            <text:p>109,86</text:p>
          </table:table-cell>
          <table:table-cell office:value-type="float" office:value="288.6">
            <text:p>28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Cultures fourragères</text:p>
          </table:table-cell>
          <table:table-cell office:value-type="float" office:value="337.47">
            <text:p>337,47</text:p>
          </table:table-cell>
          <table:table-cell office:value-type="float" office:value="81.98">
            <text:p>81,98</text:p>
          </table:table-cell>
          <table:table-cell office:value-type="float" office:value="117.77">
            <text:p>117,77</text:p>
          </table:table-cell>
          <table:table-cell office:value-type="float" office:value="6.81">
            <text:p>6,8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Fruits</text:p>
          </table:table-cell>
          <table:table-cell office:value-type="float" office:value="255.97">
            <text:p>255,97</text:p>
          </table:table-cell>
          <table:table-cell office:value-type="float" office:value="58.08">
            <text:p>58,08</text:p>
          </table:table-cell>
          <table:table-cell office:value-type="float" office:value="36.16">
            <text:p>36,16</text:p>
          </table:table-cell>
          <table:table-cell office:value-type="float" office:value="14.08">
            <text:p>14,0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frais</text:p>
          </table:table-cell>
          <table:table-cell office:value-type="float" office:value="158.23">
            <text:p>158,23</text:p>
          </table:table-cell>
          <table:table-cell office:value-type="float" office:value="4.49">
            <text:p>4,49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Légumes secs</text:p>
          </table:table-cell>
          <table:table-cell office:value-type="float" office:value="7.68">
            <text:p>7,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Oléagineux</text:p>
          </table:table-cell>
          <table:table-cell office:value-type="float" office:value="257.2">
            <text:p>257,2</text:p>
          </table:table-cell>
          <table:table-cell office:value-type="float" office:value="16.39">
            <text:p>16,39</text:p>
          </table:table-cell>
          <table:table-cell office:value-type="float" office:value="110.35">
            <text:p>110,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PA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Protéagineux</text:p>
          </table:table-cell>
          <table:table-cell office:value-type="float" office:value="22.17">
            <text:p>22,17</text:p>
          </table:table-cell>
          <table:table-cell office:value-type="float" office:value="2.43">
            <text:p>2,43</text:p>
          </table:table-cell>
          <table:table-cell office:value-type="float" office:value="61.87">
            <text:p>61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STH</text:p>
          </table:table-cell>
          <table:table-cell office:value-type="float" office:value="1857.27">
            <text:p>1857,27</text:p>
          </table:table-cell>
          <table:table-cell office:value-type="float" office:value="91.66">
            <text:p>91,66</text:p>
          </table:table-cell>
          <table:table-cell office:value-type="float" office:value="393.06">
            <text:p>393,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33">
            <text:p>33</text:p>
          </table:table-cell>
          <table:table-cell office:value-type="string">
            <text:p>GIRONDE</text:p>
          </table:table-cell>
          <table:table-cell office:value-type="string">
            <text:p>Vigne</text:p>
          </table:table-cell>
          <table:table-cell office:value-type="float" office:value="2830.19">
            <text:p>2830,19</text:p>
          </table:table-cell>
          <table:table-cell office:value-type="float" office:value="1079.25">
            <text:p>1079,25</text:p>
          </table:table-cell>
          <table:table-cell office:value-type="float" office:value="2062.59">
            <text:p>2062,59</text:p>
          </table:table-cell>
          <table:table-cell office:value-type="float" office:value="1301.91">
            <text:p>1301,9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Autres</text:p>
          </table:table-cell>
          <table:table-cell office:value-type="float" office:value="646.79">
            <text:p>646,79</text:p>
          </table:table-cell>
          <table:table-cell office:value-type="float" office:value="6.7">
            <text:p>6,7</text:p>
          </table:table-cell>
          <table:table-cell office:value-type="float" office:value="44.38">
            <text:p>44,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éréales</text:p>
          </table:table-cell>
          <table:table-cell office:value-type="float" office:value="1164.38">
            <text:p>1164,38</text:p>
          </table:table-cell>
          <table:table-cell office:value-type="float" office:value="82.66">
            <text:p>82,66</text:p>
          </table:table-cell>
          <table:table-cell office:value-type="float" office:value="282.57">
            <text:p>282,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Cultures fourragères</text:p>
          </table:table-cell>
          <table:table-cell office:value-type="float" office:value="375.85">
            <text:p>375,85</text:p>
          </table:table-cell>
          <table:table-cell office:value-type="float" office:value="94.35">
            <text:p>94,35</text:p>
          </table:table-cell>
          <table:table-cell office:value-type="float" office:value="262.34">
            <text:p>262,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Fruits</text:p>
          </table:table-cell>
          <table:table-cell office:value-type="float" office:value="34.58">
            <text:p>34,58</text:p>
          </table:table-cell>
          <table:table-cell office:value-type="float" office:value="6.69">
            <text:p>6,69</text:p>
          </table:table-cell>
          <table:table-cell office:value-type="float" office:value="8.82">
            <text:p>8,82</text:p>
          </table:table-cell>
          <table:table-cell office:value-type="float" office:value="7.95">
            <text:p>7,9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frais</text:p>
          </table:table-cell>
          <table:table-cell office:value-type="float" office:value="549.76">
            <text:p>549,76</text:p>
          </table:table-cell>
          <table:table-cell office:value-type="float" office:value="9.36">
            <text:p>9,36</text:p>
          </table:table-cell>
          <table:table-cell office:value-type="float" office:value="9.88">
            <text:p>9,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Légumes secs</text:p>
          </table:table-cell>
          <table:table-cell table:number-columns-repeated="4" office:value-type="string">
            <text:p>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Oléagineux</text:p>
          </table:table-cell>
          <table:table-cell office:value-type="float" office:value="497.51">
            <text:p>497,51</text:p>
          </table:table-cell>
          <table:table-cell office:value-type="float" office:value="17.05">
            <text:p>17,05</text:p>
          </table:table-cell>
          <table:table-cell office:value-type="float" office:value="52.36">
            <text:p>52,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PAM</text:p>
          </table:table-cell>
          <table:table-cell office:value-type="float" office:value="12.46">
            <text:p>12,46</text:p>
          </table:table-cell>
          <table:table-cell office:value-type="float" office:value="0">
            <text:p>0</text:p>
          </table:table-cell>
          <table:table-cell office:value-type="float" office:value="15.96">
            <text:p>15,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Protéagineux</text:p>
          </table:table-cell>
          <table:table-cell office:value-type="float" office:value="114.27">
            <text:p>114,27</text:p>
          </table:table-cell>
          <table:table-cell office:value-type="float" office:value="5.2">
            <text:p>5,2</text:p>
          </table:table-cell>
          <table:table-cell office:value-type="float" office:value="45.35">
            <text:p>45,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STH</text:p>
          </table:table-cell>
          <table:table-cell office:value-type="float" office:value="358.65">
            <text:p>358,65</text:p>
          </table:table-cell>
          <table:table-cell office:value-type="float" office:value="8.18">
            <text:p>8,18</text:p>
          </table:table-cell>
          <table:table-cell office:value-type="float" office:value="31.87">
            <text:p>31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0">
            <text:p>40</text:p>
          </table:table-cell>
          <table:table-cell office:value-type="string">
            <text:p>LANDES</text:p>
          </table:table-cell>
          <table:table-cell office:value-type="string">
            <text:p>Vigne</text:p>
          </table:table-cell>
          <table:table-cell office:value-type="float" office:value="18.97">
            <text:p>18,97</text:p>
          </table:table-cell>
          <table:table-cell office:value-type="float" office:value="0.46">
            <text:p>0,46</text:p>
          </table:table-cell>
          <table:table-cell office:value-type="float" office:value="13.39">
            <text:p>13,39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Autres</text:p>
          </table:table-cell>
          <table:table-cell office:value-type="float" office:value="1021.93">
            <text:p>1021,93</text:p>
          </table:table-cell>
          <table:table-cell office:value-type="float" office:value="77.49">
            <text:p>77,49</text:p>
          </table:table-cell>
          <table:table-cell office:value-type="float" office:value="278.88">
            <text:p>278,88</text:p>
          </table:table-cell>
          <table:table-cell office:value-type="float" office:value="6.74">
            <text:p>6,7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éréales</text:p>
          </table:table-cell>
          <table:table-cell office:value-type="float" office:value="1747.37">
            <text:p>1747,37</text:p>
          </table:table-cell>
          <table:table-cell office:value-type="float" office:value="239.66">
            <text:p>239,66</text:p>
          </table:table-cell>
          <table:table-cell office:value-type="float" office:value="1179.96">
            <text:p>1179,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Cultures fourragères</text:p>
          </table:table-cell>
          <table:table-cell office:value-type="float" office:value="2073.01">
            <text:p>2073,01</text:p>
          </table:table-cell>
          <table:table-cell office:value-type="float" office:value="432.73">
            <text:p>432,73</text:p>
          </table:table-cell>
          <table:table-cell office:value-type="float" office:value="1707.54">
            <text:p>1707,54</text:p>
          </table:table-cell>
          <table:table-cell office:value-type="float" office:value="19.1">
            <text:p>19,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Fruits</text:p>
          </table:table-cell>
          <table:table-cell office:value-type="float" office:value="471.83">
            <text:p>471,83</text:p>
          </table:table-cell>
          <table:table-cell office:value-type="float" office:value="213.24">
            <text:p>213,24</text:p>
          </table:table-cell>
          <table:table-cell office:value-type="float" office:value="427.36">
            <text:p>427,36</text:p>
          </table:table-cell>
          <table:table-cell office:value-type="float" office:value="160.57">
            <text:p>160,5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frais</text:p>
          </table:table-cell>
          <table:table-cell office:value-type="float" office:value="270.37">
            <text:p>270,37</text:p>
          </table:table-cell>
          <table:table-cell office:value-type="float" office:value="10.02">
            <text:p>10,02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Légumes secs</text:p>
          </table:table-cell>
          <table:table-cell office:value-type="float" office:value="112.39">
            <text:p>112,39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Oléagineux</text:p>
          </table:table-cell>
          <table:table-cell office:value-type="float" office:value="1798.52">
            <text:p>1798,52</text:p>
          </table:table-cell>
          <table:table-cell office:value-type="float" office:value="88.18">
            <text:p>88,18</text:p>
          </table:table-cell>
          <table:table-cell office:value-type="float" office:value="842.33">
            <text:p>842,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PAM</text:p>
          </table:table-cell>
          <table:table-cell office:value-type="float" office:value="9.42">
            <text:p>9,42</text:p>
          </table:table-cell>
          <table:table-cell office:value-type="float" office:value="0.4">
            <text:p>0,4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Protéagineux</text:p>
          </table:table-cell>
          <table:table-cell office:value-type="float" office:value="532.3">
            <text:p>532,3</text:p>
          </table:table-cell>
          <table:table-cell office:value-type="float" office:value="19.33">
            <text:p>19,33</text:p>
          </table:table-cell>
          <table:table-cell office:value-type="float" office:value="285.86">
            <text:p>285,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STH</text:p>
          </table:table-cell>
          <table:table-cell office:value-type="float" office:value="1173.15">
            <text:p>1173,15</text:p>
          </table:table-cell>
          <table:table-cell office:value-type="float" office:value="167.7">
            <text:p>167,7</text:p>
          </table:table-cell>
          <table:table-cell office:value-type="float" office:value="356.1">
            <text:p>35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47">
            <text:p>47</text:p>
          </table:table-cell>
          <table:table-cell office:value-type="string">
            <text:p>LOT-ET-GARONNE</text:p>
          </table:table-cell>
          <table:table-cell office:value-type="string">
            <text:p>Vigne</text:p>
          </table:table-cell>
          <table:table-cell office:value-type="float" office:value="203.54">
            <text:p>203,54</text:p>
          </table:table-cell>
          <table:table-cell office:value-type="float" office:value="51.13">
            <text:p>51,13</text:p>
          </table:table-cell>
          <table:table-cell office:value-type="float" office:value="216.84">
            <text:p>216,84</text:p>
          </table:table-cell>
          <table:table-cell office:value-type="float" office:value="177.54">
            <text:p>177,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Autres</text:p>
          </table:table-cell>
          <table:table-cell office:value-type="float" office:value="325.65">
            <text:p>325,65</text:p>
          </table:table-cell>
          <table:table-cell office:value-type="float" office:value="35.28">
            <text:p>35,28</text:p>
          </table:table-cell>
          <table:table-cell office:value-type="float" office:value="47.55">
            <text:p>47,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éréales</text:p>
          </table:table-cell>
          <table:table-cell office:value-type="float" office:value="706.3">
            <text:p>706,3</text:p>
          </table:table-cell>
          <table:table-cell office:value-type="float" office:value="62.81">
            <text:p>62,81</text:p>
          </table:table-cell>
          <table:table-cell office:value-type="float" office:value="236.8">
            <text:p>23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Cultures fourragères</text:p>
          </table:table-cell>
          <table:table-cell office:value-type="float" office:value="1176.28">
            <text:p>1176,28</text:p>
          </table:table-cell>
          <table:table-cell office:value-type="float" office:value="123.51">
            <text:p>123,51</text:p>
          </table:table-cell>
          <table:table-cell office:value-type="float" office:value="594.74">
            <text:p>594,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Fruits</text:p>
          </table:table-cell>
          <table:table-cell office:value-type="float" office:value="111.92">
            <text:p>111,92</text:p>
          </table:table-cell>
          <table:table-cell office:value-type="float" office:value="7.03">
            <text:p>7,03</text:p>
          </table:table-cell>
          <table:table-cell office:value-type="float" office:value="28.15">
            <text:p>28,15</text:p>
          </table:table-cell>
          <table:table-cell office:value-type="float" office:value="4.78">
            <text:p>4,7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frais</text:p>
          </table:table-cell>
          <table:table-cell office:value-type="float" office:value="126.25">
            <text:p>126,25</text:p>
          </table:table-cell>
          <table:table-cell office:value-type="float" office:value="17.41">
            <text:p>17,41</text:p>
          </table:table-cell>
          <table:table-cell office:value-type="float" office:value="19.32">
            <text:p>19,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Légumes secs</text:p>
          </table:table-cell>
          <table:table-cell office:value-type="float" office:value="7.31">
            <text:p>7,31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Oléagineux</text:p>
          </table:table-cell>
          <table:table-cell office:value-type="float" office:value="367.3">
            <text:p>367,3</text:p>
          </table:table-cell>
          <table:table-cell office:value-type="float" office:value="12.32">
            <text:p>12,32</text:p>
          </table:table-cell>
          <table:table-cell office:value-type="float" office:value="81.92">
            <text:p>81,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PAM</text:p>
          </table:table-cell>
          <table:table-cell office:value-type="float" office:value="6.89">
            <text:p>6,89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Protéagineux</text:p>
          </table:table-cell>
          <table:table-cell office:value-type="float" office:value="134.12">
            <text:p>134,12</text:p>
          </table:table-cell>
          <table:table-cell office:value-type="float" office:value="2.61">
            <text:p>2,61</text:p>
          </table:table-cell>
          <table:table-cell office:value-type="float" office:value="24.68">
            <text:p>24,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STH</text:p>
          </table:table-cell>
          <table:table-cell office:value-type="float" office:value="1771.28">
            <text:p>1771,28</text:p>
          </table:table-cell>
          <table:table-cell office:value-type="float" office:value="136.92">
            <text:p>136,92</text:p>
          </table:table-cell>
          <table:table-cell office:value-type="float" office:value="261.95">
            <text:p>261,95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QUITAINE</text:p>
          </table:table-cell>
          <table:table-cell office:value-type="float" office:value="64">
            <text:p>64</text:p>
          </table:table-cell>
          <table:table-cell office:value-type="string">
            <text:p>PYRENEES-ATLANTIQUES</text:p>
          </table:table-cell>
          <table:table-cell office:value-type="string">
            <text:p>Vigne</text:p>
          </table:table-cell>
          <table:table-cell office:value-type="float" office:value="124.13">
            <text:p>124,13</text:p>
          </table:table-cell>
          <table:table-cell office:value-type="float" office:value="33.44">
            <text:p>33,44</text:p>
          </table:table-cell>
          <table:table-cell office:value-type="float" office:value="2.52">
            <text:p>2,52</text:p>
          </table:table-cell>
          <table:table-cell office:value-type="float" office:value="32.05">
            <text:p>32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dc:date>2013-08-14T16:47:48.43</dc:date>
    <meta:document-statistic meta:table-count="1" meta:cell-count="1962" meta:object-count="0"/>
    <meta:generator>LibreOffice/4.0.4.2$Windows_x86 LibreOffice_project/9e9821abd0ffdbc09cd8c52eaa574fa09eb08f2</meta:generator>
  </office:meta>
</office:document-meta>
</file>